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ee9" officeooo:paragraph-rsid="00085ee9"/>
    </style:style>
    <style:style style:name="P2" style:family="paragraph" style:parent-style-name="Standard" style:list-style-name="L1">
      <style:text-properties officeooo:rsid="00085ee9" officeooo:paragraph-rsid="00085ee9"/>
    </style:style>
    <style:style style:name="P3" style:family="paragraph" style:parent-style-name="Standard">
      <style:text-properties officeooo:rsid="000a303b" officeooo:paragraph-rsid="000a303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vered topics:</text:p>
      <text:list text:style-name="L1">
        <text:list-item>
          <text:p text:style-name="P2">Enum types</text:p>
        </text:list-item>
        <text:list-item>
          <text:p text:style-name="P2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3:40:02.175422687</meta:creation-date>
    <dc:date>2024-01-23T13:40:39.167617738</dc:date>
    <meta:editing-duration>PT37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1" meta:paragraph-count="3" meta:word-count="6" meta:character-count="27" meta:non-whitespace-character-count="25"/>
  </office:meta>
</office:document-meta>
</file>